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text-underline-style="none"/>
    </style:style>
    <style:style style:name="P2" style:family="paragraph" style:parent-style-name="No_20_Spacing">
      <style:paragraph-properties fo:margin-left="-0.3937in" fo:line-height="150%" fo:text-align="center" style:justify-single-word="false"/>
      <style:text-properties style:font-name="Times New Roman" fo:font-size="14pt" style:text-underline-style="none" style:font-size-asian="14pt" style:font-name-complex="Times New Roman1"/>
    </style:style>
    <style:style style:name="P3" style:family="paragraph" style:parent-style-name="No_20_Spacing">
      <style:paragraph-properties fo:margin-left="-0.3937in" fo:line-height="150%" fo:text-align="center" style:justify-single-word="false"/>
      <style:text-properties style:text-underline-style="none"/>
    </style:style>
    <style:style style:name="P4" style:family="paragraph" style:parent-style-name="Standard_20__28_WW_29_">
      <style:paragraph-properties fo:text-align="center" style:justify-single-word="false"/>
      <style:text-properties style:text-underline-style="none"/>
    </style:style>
    <style:style style:name="P5" style:family="paragraph" style:parent-style-name="Standard_20__28_WW_29_">
      <style:paragraph-properties fo:text-align="center" style:justify-single-word="false"/>
      <style:text-properties style:font-name="Times New Roman" fo:font-size="18pt" style:text-underline-style="none" fo:font-weight="bold" style:font-size-asian="18pt" style:font-weight-asian="bold" style:font-name-complex="Times New Roman1" style:font-size-complex="18pt" style:font-weight-complex="bold"/>
    </style:style>
    <style:style style:name="P6" style:family="paragraph" style:parent-style-name="Standard_20__28_WW_29_">
      <style:paragraph-properties fo:line-height="200%" fo:text-align="center" style:justify-single-word="false"/>
      <style:text-properties style:text-underline-style="none"/>
    </style:style>
    <style:style style:name="P7" style:family="paragraph" style:parent-style-name="Standard_20__28_WW_29_">
      <style:paragraph-properties fo:text-align="center" style:justify-single-word="false"/>
      <style:text-properties style:font-name="Times New Roman" style:text-underline-style="none" style:font-name-complex="Times New Roman1"/>
    </style:style>
    <style:style style:name="P8" style:family="paragraph" style:parent-style-name="Standard_20__28_WW_29_">
      <style:text-properties style:font-name="Times New Roman" style:text-underline-style="none" style:font-name-complex="Times New Roman1"/>
    </style:style>
    <style:style style:name="P9" style:family="paragraph" style:parent-style-name="Standard_20__28_WW_29_">
      <style:paragraph-properties fo:text-align="end" style:justify-single-word="false"/>
      <style:text-properties style:text-underline-style="none"/>
    </style:style>
    <style:style style:name="P10" style:family="paragraph" style:parent-style-name="Standard_20__28_WW_29_">
      <style:paragraph-properties fo:text-align="end" style:justify-single-word="false"/>
      <style:text-properties style:font-name="Times New Roman" style:text-underline-style="none" style:font-name-complex="Times New Roman1"/>
    </style:style>
    <style:style style:name="P11" style:family="paragraph" style:parent-style-name="Standard_20__28_WW_29_">
      <style:paragraph-properties fo:line-height="150%" fo:text-align="end" style:justify-single-word="false"/>
      <style:text-properties style:text-underline-style="none" officeooo:rsid="001eab67" officeooo:paragraph-rsid="001eab67"/>
    </style:style>
    <style:style style:name="P12" style:family="paragraph" style:parent-style-name="Contents_20_2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13" style:family="paragraph" style:parent-style-name="Standard">
      <style:text-properties style:text-underline-style="none"/>
    </style:style>
    <style:style style:name="P14" style:family="paragraph" style:parent-style-name="Heading_20_2">
      <style:text-properties fo:font-size="16pt" style:text-underline-style="none" officeooo:paragraph-rsid="001eab67" style:font-size-asian="16pt" style:font-size-complex="16pt"/>
    </style:style>
    <style:style style:name="P15" style:family="paragraph" style:parent-style-name="Standard">
      <style:text-properties style:text-underline-style="none" style:font-size-complex="7pt" style:font-weight-complex="bold"/>
    </style:style>
    <style:style style:name="P16" style:family="paragraph" style:parent-style-name="Heading_20_2">
      <style:text-properties fo:color="#000000" loext:opacity="100%" style:font-name="Times New Roman" fo:font-size="12pt" style:text-underline-style="none" officeooo:rsid="001eab67" officeooo:paragraph-rsid="001eab67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7" style:family="paragraph" style:parent-style-name="Standard">
      <style:text-properties fo:color="#000000" loext:opacity="100%" style:font-name="Times New Roman" fo:font-size="12pt" style:text-underline-style="none" officeooo:rsid="001eab67" officeooo:paragraph-rsid="001eab67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8" style:family="paragraph" style:parent-style-name="Standard">
      <style:text-properties fo:color="#000000" loext:opacity="100%" style:font-name="Times New Roman" fo:font-size="12pt" style:text-underline-style="non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9" style:family="paragraph" style:parent-style-name="Heading_20_2">
      <style:text-properties fo:font-size="16pt" style:text-underline-style="none" officeooo:rsid="001eab67" officeooo:paragraph-rsid="001eab67" style:font-size-asian="16pt" style:font-size-complex="16pt"/>
    </style:style>
    <style:style style:name="P20" style:family="paragraph" style:parent-style-name="Standard">
      <style:text-properties fo:color="#000000" loext:opacity="100%" style:font-name="Times New Roman" fo:font-size="12pt" style:text-underline-style="none" officeooo:rsid="00206c21" officeooo:paragraph-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1" style:family="paragraph" style:parent-style-name="Standard">
      <style:text-properties fo:color="#000000" loext:opacity="100%" style:font-name="Times New Roman" fo:font-size="12pt" style:text-underline-style="none" officeooo:rsid="0021b76c" officeooo:paragraph-rsid="0021b76c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2" style:family="paragraph" style:parent-style-name="Standard">
      <style:text-properties fo:color="#000000" loext:opacity="100%" style:font-name="Times New Roman" fo:font-size="12pt" style:text-underline-style="none" officeooo:rsid="001eab67" officeooo:paragraph-rsid="0021b76c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3" style:family="paragraph" style:parent-style-name="Standard">
      <style:text-properties fo:color="#000000" loext:opacity="100%" style:font-name="Times New Roman" fo:font-size="12pt" style:text-underline-style="none" officeooo:rsid="001eab67" officeooo:paragraph-rsid="00232797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4" style:family="paragraph" style:parent-style-name="Standard">
      <style:text-properties fo:color="#000000" loext:opacity="100%" style:font-name="Times New Roman" fo:font-size="12pt" style:text-underline-style="none" officeooo:rsid="00232797" officeooo:paragraph-rsid="00232797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5" style:family="paragraph" style:parent-style-name="Standard">
      <style:text-properties fo:color="#000000" loext:opacity="100%" style:font-name="Times New Roman" fo:font-size="12pt" style:text-underline-style="none" officeooo:rsid="00232797" officeooo:paragraph-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6" style:family="paragraph" style:parent-style-name="Standard">
      <style:text-properties fo:color="#000000" loext:opacity="100%" style:font-name="Times New Roman" fo:font-size="12pt" style:text-underline-style="none" officeooo:rsid="001eab67" officeooo:paragraph-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7" style:family="paragraph" style:parent-style-name="Standard">
      <style:text-properties fo:color="#000000" loext:opacity="100%" style:font-name="Times New Roman" fo:font-size="12pt" style:text-underline-style="none" officeooo:rsid="0023e44d" officeooo:paragraph-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8" style:family="paragraph" style:parent-style-name="Standard">
      <style:text-properties fo:color="#000000" loext:opacity="100%" style:font-name="Times New Roman" fo:font-size="12pt" style:text-underline-style="none" officeooo:rsid="001eab67" officeooo:paragraph-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9" style:family="paragraph" style:parent-style-name="Standard">
      <style:text-properties fo:color="#000000" loext:opacity="100%" style:font-name="Times New Roman" fo:font-size="12pt" style:text-underline-style="none" officeooo:rsid="001eab67" officeooo:paragraph-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0" style:family="paragraph" style:parent-style-name="Standard">
      <style:text-properties style:text-underline-style="none" officeooo:paragraph-rsid="002452fe"/>
    </style:style>
    <style:style style:name="P31" style:family="paragraph" style:parent-style-name="Standard">
      <style:text-properties style:text-underline-style="none" officeooo:rsid="0023e44d" officeooo:paragraph-rsid="002452fe"/>
    </style:style>
    <style:style style:name="P32" style:family="paragraph" style:parent-style-name="Standard">
      <style:text-properties fo:color="#000000" loext:opacity="100%" style:font-name="Times New Roman" fo:font-size="12pt" style:text-underline-style="none" officeooo:rsid="002452fe" officeooo:paragraph-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3" style:family="paragraph" style:parent-style-name="Standard">
      <style:text-properties fo:color="#000000" loext:opacity="100%" style:font-name="Times New Roman" fo:font-size="12pt" style:text-underline-style="none" officeooo:rsid="00206c21" officeooo:paragraph-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4" style:family="paragraph" style:parent-style-name="Standard">
      <style:text-properties fo:color="#000000" loext:opacity="100%" style:font-name="Times New Roman" fo:font-size="12pt" style:text-underline-style="none" officeooo:paragraph-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5" style:family="paragraph" style:parent-style-name="Standard">
      <style:text-properties style:text-underline-style="none" officeooo:paragraph-rsid="00206c21"/>
    </style:style>
    <style:style style:name="P36" style:family="paragraph" style:parent-style-name="Standard">
      <style:text-properties style:text-underline-style="none" officeooo:paragraph-rsid="00251f0a"/>
    </style:style>
    <style:style style:name="P37" style:family="paragraph" style:parent-style-name="Standard">
      <style:text-properties fo:color="#000000" loext:opacity="100%" style:font-name="Times New Roman" fo:font-size="12pt" style:text-underline-style="none" officeooo:rsid="00251f0a" officeooo:paragraph-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8" style:family="paragraph" style:parent-style-name="Heading_20_2">
      <style:text-properties fo:font-size="16pt" style:text-underline-style="none" officeooo:rsid="00251f0a" officeooo:paragraph-rsid="00251f0a" style:font-size-asian="16pt" style:font-size-complex="16pt"/>
    </style:style>
    <style:style style:name="P39" style:family="paragraph" style:parent-style-name="Standard">
      <style:text-properties fo:font-size="16pt" style:text-underline-style="none" officeooo:rsid="00251f0a" officeooo:paragraph-rsid="00251f0a" style:font-size-asian="16pt" style:font-size-complex="16pt"/>
    </style:style>
    <style:style style:name="P40" style:family="paragraph" style:parent-style-name="Heading_20_2">
      <style:text-properties fo:font-size="16pt" style:text-underline-style="none" style:font-size-asian="16pt" style:font-size-complex="16pt"/>
    </style:style>
    <style:style style:name="P41" style:family="paragraph" style:parent-style-name="Standard">
      <style:text-properties fo:font-size="14pt" style:text-underline-style="none" style:font-size-asian="14pt" style:font-size-complex="14pt"/>
    </style:style>
    <style:style style:name="P42" style:family="paragraph" style:parent-style-name="Text_20_body">
      <style:paragraph-properties fo:margin-top="0in" fo:margin-bottom="0.0972in" style:contextual-spacing="false"/>
      <style:text-properties style:text-underline-style="none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fo:font-style="italic" style:font-size-asian="14pt" style:font-style-asian="italic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4" style:family="text">
      <style:text-properties style:font-name="Times New Roman" fo:font-size="18pt" fo:font-weight="bold" officeooo:rsid="001eab67" style:font-size-asian="18pt" style:font-weight-asian="bold" style:font-name-complex="Times New Roman1" style:font-size-complex="18pt" style:font-weight-complex="bold"/>
    </style:style>
    <style:style style:name="T5" style:family="text">
      <style:text-properties style:font-name="Times New Roman" fo:font-size="18pt" style:font-size-asian="18pt" style:font-name-complex="Times New Roman1" style:font-size-complex="18pt"/>
    </style:style>
    <style:style style:name="T6" style:family="text">
      <style:text-properties style:font-name="Times New Roman" fo:font-size="18pt" officeooo:rsid="001eab67" style:font-size-asian="18pt" style:font-name-complex="Times New Roman1" style:font-size-complex="18pt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officeooo:rsid="001eab67" style:font-name-complex="Times New Roman1"/>
    </style:style>
    <style:style style:name="T9" style:family="text">
      <style:text-properties fo:color="#000000" loext:opacity="100%" style:font-name="Times New Roman" style:font-name-complex="Times New Roman1"/>
    </style:style>
    <style:style style:name="T10" style:family="text">
      <style:text-properties fo:font-size="16pt" style:text-underline-style="none" style:font-size-asian="16pt" style:font-size-complex="16pt"/>
    </style:style>
    <style:style style:name="T11" style:family="text">
      <style:text-properties style:text-underline-style="none" style:language-complex="hi" style:country-complex="IN" text:display="true"/>
    </style:style>
    <style:style style:name="T12" style:family="text">
      <style:text-properties style:text-underline-style="none" text:display="true"/>
    </style:style>
    <style:style style:name="T13" style:family="text">
      <style:text-properties style:text-underline-style="none" officeooo:rsid="001eab67" style:language-complex="hi" style:country-complex="IN" text:display="true"/>
    </style:style>
    <style:style style:name="T14" style:family="text">
      <style:text-properties style:text-position="sub 58%"/>
    </style:style>
    <style:style style:name="T15" style:family="text">
      <style:text-properties style:text-position="0% 100%"/>
    </style:style>
    <style:style style:name="T16" style:family="text">
      <style:text-properties officeooo:rsid="0021b76c"/>
    </style:style>
    <style:style style:name="T17" style:family="text">
      <style:text-properties officeooo:rsid="001eab67"/>
    </style:style>
    <style:style style:name="T18" style:family="text">
      <style:text-properties style:text-position="sub 58%" officeooo:rsid="001eab67"/>
    </style:style>
    <style:style style:name="T19" style:family="text">
      <style:text-properties style:text-position="0% 100%" officeooo:rsid="001eab67"/>
    </style:style>
    <style:style style:name="T20" style:family="text">
      <style:text-properties style:text-position="sub 58%" officeooo:rsid="00206c21"/>
    </style:style>
    <style:style style:name="T21" style:family="text">
      <style:text-properties style:text-position="0% 100%" officeooo:rsid="00206c21"/>
    </style:style>
    <style:style style:name="T22" style:family="text">
      <style:text-properties style:text-position="super 58%"/>
    </style:style>
    <style:style style:name="T23" style:family="text">
      <style:text-properties officeooo:rsid="00232797"/>
    </style:style>
    <style:style style:name="T24" style:family="text">
      <style:text-properties style:text-position="0% 100%" officeooo:rsid="00232797"/>
    </style:style>
    <style:style style:name="T25" style:family="text">
      <style:text-properties officeooo:rsid="0023e44d"/>
    </style:style>
    <style:style style:name="T26" style:family="text">
      <style:text-properties style:text-position="0% 100%" officeooo:rsid="0023e44d"/>
    </style:style>
    <style:style style:name="T27" style:family="text">
      <style:text-properties officeooo:rsid="00206c21"/>
    </style:style>
    <style:style style:name="T28" style:family="text">
      <style:text-properties fo:color="#000000" loext:opacity="100%" style:font-name="Times New Roman" fo:font-size="12pt" officeooo: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29" style:family="text">
      <style:text-properties style:font-name="Times New Roman"/>
    </style:style>
    <style:style style:name="T30" style:family="text">
      <style:text-properties fo:color="#000000" loext:opacity="100%" style:font-name="Times New Roman" fo:font-size="12pt" officeooo: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1" style:family="text">
      <style:text-properties fo:color="#000000" loext:opacity="100%" style:text-position="sub 58%" style:font-name="Times New Roman" fo:font-size="12pt" officeooo: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2" style:family="text">
      <style:text-properties fo:color="#000000" loext:opacity="100%" style:text-position="0% 100%" style:font-name="Times New Roman" fo:font-size="12pt" officeooo: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3" style:family="text">
      <style:text-properties fo:color="#000000" loext:opacity="100%" style:text-position="0% 100%" style:font-name="Times New Roman" fo:font-size="12pt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4" style:family="text">
      <style:text-properties fo:color="#000000" loext:opacity="100%" style:text-position="sub 58%" style:font-name="Times New Roman" fo:font-size="12pt" officeooo: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5" style:family="text">
      <style:text-properties fo:color="#000000" loext:opacity="100%" style:text-position="0% 100%" style:font-name="Times New Roman" fo:font-size="12pt" officeooo: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6" style:family="text">
      <style:text-properties fo:color="#000000" loext:opacity="100%" style:text-position="super 58%" style:font-name="Times New Roman" fo:font-size="12pt" officeooo: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7" style:family="text">
      <style:text-properties fo:color="#000000" loext:opacity="100%" style:text-position="0% 100%" style:font-name="Times New Roman" fo:font-size="12pt" officeooo: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8" style:family="text">
      <style:text-properties officeooo:rsid="002452fe"/>
    </style:style>
    <style:style style:name="T39" style:family="text">
      <style:text-properties style:text-position="0% 100%" officeooo:rsid="002452fe"/>
    </style:style>
    <style:style style:name="T40" style:family="text">
      <style:text-properties fo:color="#000000" loext:opacity="100%" style:font-name="Times New Roman" fo:font-size="12pt" officeooo: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41" style:family="text">
      <style:text-properties fo:color="#000000" loext:opacity="100%" style:text-position="super 58%" style:font-name="Times New Roman" fo:font-size="12pt" officeooo: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42" style:family="text">
      <style:text-properties officeooo:rsid="00251f0a"/>
    </style:style>
    <style:style style:name="T43" style:family="text">
      <style:text-properties style:text-position="super 58%" officeooo:rsid="00251f0a"/>
    </style:style>
    <style:style style:name="T44" style:family="text">
      <style:text-properties style:text-position="0% 100%" officeooo:rsid="00251f0a"/>
    </style:style>
    <style:style style:name="T45" style:family="text">
      <style:text-properties fo:color="#000000" loext:opacity="100%" style:text-position="0% 100%" style:font-name="Times New Roman" fo:font-size="12pt" officeooo: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46" style:family="text">
      <style:text-properties fo:color="#000000" loext:opacity="100%" style:text-position="sub 58%" style:font-name="Times New Roman" fo:font-size="12pt" officeooo: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lk118848132"/><text:span text:style-name="T1">Федеральное государственное автономное образовательное учреждение</text:span></text:p>
      <text:p text:style-name="P1"><text:span text:style-name="T1">высшего образования «Национальный исследовательский университет</text:span></text:p>
      <text:p text:style-name="P1"><text:span text:style-name="T1">ИТМО»</text:span></text:p>
      <text:p text:style-name="P2"/>
      <text:p text:style-name="P2"/>
      <text:p text:style-name="P3"><text:span text:style-name="T2">Факультет программной инженерии и компьютерной техники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3">Лабораторная работа №1</text:span></text:p>
      <text:p text:style-name="P5"/>
      <text:p text:style-name="P6"><text:span text:style-name="T3">По дисциплине</text:span></text:p>
      <text:p text:style-name="P6"><text:span text:style-name="T3">“</text:span><text:span text:style-name="T4">Информатика</text:span><text:span text:style-name="T3">”</text:span></text:p>
      <text:p text:style-name="P4"><text:span text:style-name="T5">Вариант: </text:span><text:span text:style-name="T6">7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<text:span text:style-name="T7">Выполнил: <text:s/></text:span></text:p>
      <text:p text:style-name="P9"><text:span text:style-name="T7">Макаров Алексей Иванович</text:span></text:p>
      <text:p text:style-name="P10"/>
      <text:p text:style-name="P9"><text:span text:style-name="T7">Группа: Р3119</text:span></text:p>
      <text:p text:style-name="P10"/>
      <text:p text:style-name="P9"><text:span text:style-name="T8">Проверил</text:span><text:span text:style-name="T7">:</text:span></text:p>
      <text:p text:style-name="P11"><text:span text:style-name="T9">Мухаметгалеев Д. Т.</text:span></text:p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, 2025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<text:soft-page-break/><text:span text:style-name="Заголовок_20_2_20_Знак"><text:span text:style-name="T10">Оглавление</text:span></text:span></text:p>
          </text:index-title>
          <text:p text:style-name="P12"><text:a xlink:type="simple" xlink:href="#_Toc87370215" text:style-name="Index_20_Link" text:visited-style-name="Index_20_Link"><text:span text:style-name="Index_20_Link"><text:span text:style-name="T11">Задание</text:span></text:span><text:span text:style-name="T12"><text:tab/>2</text:span></text:a></text:p>
          <text:p text:style-name="P12"><text:span text:style-name="T13">Основные этапы вычисления</text:span><text:a xlink:type="simple" xlink:href="#_Toc87370216" text:style-name="Index_20_Link" text:visited-style-name="Index_20_Link"><text:span text:style-name="T12"><text:tab/></text:span></text:a><text:span text:style-name="T12">3</text:span></text:p>
          <text:p text:style-name="P12"><text:span text:style-name="T13">Дополнительное задание №1</text:span><text:a xlink:type="simple" xlink:href="#_Toc87370222" text:style-name="Index_20_Link" text:visited-style-name="Index_20_Link"><text:span text:style-name="T12"><text:tab/></text:span></text:a><text:span text:style-name="T12">4</text:span></text:p>
          <text:p text:style-name="P12"><text:span text:style-name="T11">Выводы по работе</text:span><text:a xlink:type="simple" xlink:href="#_Toc87370223" text:style-name="Index_20_Link" text:visited-style-name="Index_20_Link"><text:span text:style-name="T12"><text:tab/>5</text:span></text:a></text:p>
          <text:p text:style-name="P13"/>
        </text:index-body>
      </text:table-of-content>
      <text:h text:style-name="P14" text:outline-level="2"/>
      <text:h text:style-name="P14" text:outline-level="2"><text:bookmark-start text:name="_Toc83670427"/><text:bookmark-start text:name="_Toc87370215"/><text:bookmark-start text:name="_Toc83670623"/><text:bookmark-start text:name="_Toc83670538"/>Задание<text:bookmark-end text:name="_Toc83670427"/><text:bookmark-end text:name="_Toc87370215"/><text:bookmark-end text:name="_Toc83670623"/><text:bookmark-end text:name="_Toc83670538"/></text:h>
      <text:p text:style-name="P15"/>
      <text:h text:style-name="P16" text:outline-level="2">Перевести число A из системы счисления B в систему счисления C.</text:h>
      <text:p text:style-name="P17">Всего нужно решить 13 примеров. Для примеров с 5-го по 7-й выполнить операцию перевода по сокращенному правилу (для систем с основанием 2 в системы с основанием 2^k). Для примеров с 4-го по 6-й и с 8-го по 9- й найти ответ с точностью до 5 знака после запятой. В примере 11 группа символов {^1} означает -1 в симметричной системе счисления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19" text:outline-level="2"><text:bookmark-start text:name="_Toc87370215 Copy 1"/><text:bookmark-start text:name="_Toc83670623 Copy 1"/><text:bookmark-start text:name="_Toc83670538 Copy 1"/><text:bookmark-start text:name="_Toc83670427 Copy 1"/><text:soft-page-break/>О<text:bookmark-end text:name="_Toc87370215 Copy 1"/><text:bookmark-end text:name="_Toc83670623 Copy 1"/><text:bookmark-end text:name="_Toc83670538 Copy 1"/><text:bookmark-end text:name="_Toc83670427 Copy 1"/>сновные этапы вычисления</text:h>
      <text:p text:style-name="P17">1) 28001<text:span text:style-name="T14">10</text:span><text:span text:style-name="T15">=x</text:span><text:span text:style-name="T14">9</text:span></text:p>
      <text:p text:style-name="P20">28001 // 9 = 3111; 28001 % 9 = 2</text:p>
      <text:p text:style-name="P20">3111 // 9 <text:span text:style-name="T16">= 345; 3111 % 9 = 6</text:span></text:p>
      <text:p text:style-name="P21">345 // 9 = 38; 345 % 9 = 3</text:p>
      <text:p text:style-name="P21">38 // 9 = 4; 38 % 9 = 2</text:p>
      <text:p text:style-name="P21">4 // 9 = 0; 4 % 9 = 4</text:p>
      <text:p text:style-name="P21">=&gt; <text:span text:style-name="T17">28001</text:span><text:span text:style-name="T18">10 </text:span><text:span text:style-name="T19">= </text:span><text:span text:style-name="T15">42362</text:span><text:span text:style-name="T18">9</text:span></text:p>
      <text:p text:style-name="P22"/>
      <text:p text:style-name="P17">2) 32133<text:span text:style-name="T20">5</text:span><text:span text:style-name="T21">=x</text:span><text:span text:style-name="T20">10</text:span></text:p>
      <text:p text:style-name="P21">3 * 5<text:span text:style-name="T22">4</text:span><text:span text:style-name="T15"> + 2 * 5</text:span><text:span text:style-name="T22">3</text:span><text:span text:style-name="T15"> + 1 * 5</text:span><text:span text:style-name="T22">2</text:span><text:span text:style-name="T15"> + 3 * 5</text:span><text:span text:style-name="T22">1</text:span><text:span text:style-name="T15"> + 3 * 5</text:span><text:span text:style-name="T22">0</text:span><text:span text:style-name="T15"> = 2168</text:span><text:span text:style-name="T14">10</text:span></text:p>
      <text:p text:style-name="P21"/>
      <text:p text:style-name="P17">3) 3214A<text:span text:style-name="T20">11</text:span><text:span text:style-name="T21">=x</text:span><text:span text:style-name="T20">9</text:span></text:p>
      <text:p text:style-name="P21">3 * 11<text:span text:style-name="T22">4</text:span> + 2 * 11<text:span text:style-name="T22">3</text:span> + 1 * 11<text:span text:style-name="T22">2</text:span> + 4 * 11<text:span text:style-name="T22">1</text:span> + 10 * 11<text:span text:style-name="T22">0</text:span> = 46760<text:span text:style-name="T14">10</text:span></text:p>
      <text:p text:style-name="P21">46760 // 9 = 5195; 46760 % 9 = 5</text:p>
      <text:p text:style-name="P21">5195 // 9 = 577; 5195 % 9 = 2</text:p>
      <text:p text:style-name="P21">577 // 9 = 64; 577 % 9 = 1</text:p>
      <text:p text:style-name="P21">64 // 9 = 7; 64 % 9 = 1</text:p>
      <text:p text:style-name="P21">7 // 9 = 0; 7 % 9 = 7</text:p>
      <text:p text:style-name="P23"><text:span text:style-name="T23">=&gt; </text:span>3214A<text:span text:style-name="T20">11</text:span><text:span text:style-name="T21">=</text:span><text:span text:style-name="T24">71125</text:span><text:span text:style-name="T20">9</text:span></text:p>
      <text:p text:style-name="P17"/>
      <text:p text:style-name="P17">4) 41,17<text:span text:style-name="T20">10</text:span><text:span text:style-name="T21">=x</text:span><text:span text:style-name="T20">2</text:span></text:p>
      <text:p text:style-name="P24">41<text:span text:style-name="T14">10</text:span><text:span text:style-name="T15"> = 101001</text:span><text:span text:style-name="T14">2</text:span></text:p>
      <text:p text:style-name="P24">0,17 * 2 = 0,34 =&gt; 0<text:line-break/>0,34 * 2 = 0,68 =&gt; 0</text:p>
      <text:p text:style-name="P24">0,64 * 2 = 1,36 =&gt; 1</text:p>
      <text:p text:style-name="P24">0,36 * 2 = 0,72 =&gt; 0</text:p>
      <text:p text:style-name="P24">0,72 * 2 = 1,44 =&gt; 1</text:p>
      <text:p text:style-name="P25">точность 5 знаков после запятой =&gt; <text:span text:style-name="T17">41,17</text:span><text:span text:style-name="T20">10 </text:span><text:span text:style-name="T21">≈ </text:span><text:span text:style-name="T15">101001,00101</text:span><text:span text:style-name="T20">2</text:span></text:p>
      <text:p text:style-name="P26"/>
      <text:p text:style-name="P26">5) 83,DD<text:span text:style-name="T20">16</text:span><text:span text:style-name="T21">=x</text:span><text:span text:style-name="T20">2</text:span></text:p>
      <text:p text:style-name="P24">83<text:span text:style-name="T14">16</text:span><text:span text:style-name="T15"> = 1000 0011</text:span><text:span text:style-name="T14">2</text:span></text:p>
      <text:p text:style-name="P24">D<text:span text:style-name="T14">16</text:span><text:span text:style-name="T15"> = 1101</text:span><text:span text:style-name="T14">2</text:span></text:p>
      <text:p text:style-name="P25"><text:span text:style-name="T25">=&gt; </text:span>83,DD<text:span text:style-name="T14">16</text:span><text:span text:style-name="T15"> ≈ 1000 0011,1101 1</text:span><text:span text:style-name="T14">2</text:span></text:p>
      <text:p text:style-name="P24"/>
      <text:p text:style-name="P26">6) 53,34<text:span text:style-name="T20">8</text:span><text:span text:style-name="T21">=x</text:span><text:span text:style-name="T20">2</text:span></text:p>
      <text:p text:style-name="P27">53<text:span text:style-name="T14">8</text:span><text:span text:style-name="T15"> = 101 011</text:span><text:span text:style-name="T14">2</text:span></text:p>
      <text:p text:style-name="P27">3<text:span text:style-name="T14">8</text:span><text:span text:style-name="T15"> = 011</text:span><text:span text:style-name="T14">2</text:span></text:p>
      <text:p text:style-name="P27">4<text:span text:style-name="T14">8 </text:span><text:span text:style-name="T15">= 100</text:span><text:span text:style-name="T14">2</text:span></text:p>
      <text:p text:style-name="P28"><text:span text:style-name="T25">=&gt; </text:span>53,34<text:span text:style-name="T20">8 </text:span><text:span text:style-name="T21">≈ </text:span><text:span text:style-name="T26">101 011,011 10</text:span><text:span text:style-name="T20">2</text:span></text:p>
      <text:p text:style-name="P27"/>
      <text:p text:style-name="P26">7) 0,000011<text:span text:style-name="T20">2</text:span><text:span text:style-name="T21">=x</text:span><text:span text:style-name="T20">16</text:span></text:p>
      <text:p text:style-name="P27">0000<text:span text:style-name="T14">2</text:span><text:span text:style-name="T15"> = 0</text:span><text:span text:style-name="T14">16</text:span></text:p>
      <text:p text:style-name="P27">1100<text:span text:style-name="T14">2 </text:span><text:span text:style-name="T15"><text:s/>= С</text:span><text:span text:style-name="T14">16</text:span></text:p>
      <text:p text:style-name="P29"><text:span text:style-name="T25">=&gt; </text:span>0,000011<text:span text:style-name="T20">2 </text:span><text:span text:style-name="T21">= </text:span><text:span text:style-name="T26">0,0C</text:span><text:span text:style-name="T20">16</text:span></text:p>
      <text:p text:style-name="P20"/>
      <text:p text:style-name="P26">8) <text:span text:style-name="T27">0,101011</text:span><text:span text:style-name="T20">2</text:span><text:span text:style-name="T21">=x</text:span><text:span text:style-name="T20">10</text:span></text:p>
      <text:p text:style-name="P30"><text:span text:style-name="T28">0,5 + 0,125 + 0,03125 + </text:span><text:bookmark text:name="cwos"/>0.015625 <text:span text:style-name="T29">≈</text:span><text:span text:style-name="T25"> 0,</text:span>67187</text:p>
      <text:p text:style-name="P31">=&gt; <text:span text:style-name="T30">0,101011</text:span><text:span text:style-name="T31">2</text:span><text:span text:style-name="T32"> ≈ </text:span><text:span text:style-name="T33">0,</text:span><text:span text:style-name="T32">67187</text:span><text:span text:style-name="T31">10</text:span></text:p>
      <text:p text:style-name="P20"/>
      <text:p text:style-name="P20">9) 18,EB<text:span text:style-name="T14">16</text:span><text:span text:style-name="T15">=x</text:span><text:span text:style-name="T14">10</text:span></text:p>
      <text:p text:style-name="P30"><text:span text:style-name="T28">18</text:span><text:span text:style-name="T34">16</text:span><text:span text:style-name="T35"> = 1 * 16</text:span><text:span text:style-name="T36">1</text:span><text:span text:style-name="T35"> + 8 * 16</text:span><text:span text:style-name="T36">0</text:span><text:span text:style-name="T35"> + 14 * 16</text:span><text:span text:style-name="T36">-1</text:span><text:span text:style-name="T35"> + 11 * 16</text:span><text:span text:style-name="T36">-2</text:span><text:span text:style-name="T35"> ≈</text:span><text:span text:style-name="T37"> 24 + 0.91796 = 24,91796</text:span></text:p>
      <text:p text:style-name="P32"><text:soft-page-break/>=&gt; <text:span text:style-name="T27">18,EB</text:span><text:span text:style-name="T20">16</text:span><text:span text:style-name="T21"> ≈ </text:span><text:span text:style-name="T15">24,91796</text:span><text:span text:style-name="T20">10</text:span></text:p>
      <text:p text:style-name="P27"/>
      <text:p text:style-name="P20">10) 732<text:span text:style-name="T14">10</text:span><text:span text:style-name="T15">=x</text:span><text:span text:style-name="T14">факт</text:span></text:p>
      <text:p text:style-name="P32">732 // 2 = 366; 732 % 2 = 0</text:p>
      <text:p text:style-name="P32">366 // 3 = 122; 366 % 3 = 0</text:p>
      <text:p text:style-name="P32">122 // 4 = 30; 122 % 4 = 2</text:p>
      <text:p text:style-name="P32">30 // 5 = 6; 30 % 5 = 0</text:p>
      <text:p text:style-name="P32">6 // 6 = 1; 6 % 6 = 0</text:p>
      <text:p text:style-name="P32">1 // 7 = 0; 1 % 7 = 1</text:p>
      <text:p text:style-name="P32">=&gt; <text:span text:style-name="T27">732</text:span><text:span text:style-name="T20">10</text:span><text:span text:style-name="T21">=</text:span><text:span text:style-name="T15">100200</text:span><text:span text:style-name="T20">факт</text:span></text:p>
      <text:p text:style-name="P33"/>
      <text:p text:style-name="P20">11) 136<text:span text:style-name="T14">-10</text:span><text:span text:style-name="T15">=x</text:span><text:span text:style-name="T14">10</text:span></text:p>
      <text:p text:style-name="P32">1 * (-10)<text:span text:style-name="T22">2</text:span><text:span text:style-name="T15"> + 3 * (-10)</text:span><text:span text:style-name="T22">1</text:span><text:span text:style-name="T15"> + 6 * (-10)</text:span><text:span text:style-name="T22">0 </text:span><text:span text:style-name="T15">= 100 - 30 + 6 = 76</text:span></text:p>
      <text:p text:style-name="P33"><text:span text:style-name="T38">=&gt; </text:span>136<text:span text:style-name="T14">-10</text:span><text:span text:style-name="T15">=</text:span><text:span text:style-name="T39">76</text:span><text:span text:style-name="T14">10</text:span></text:p>
      <text:p text:style-name="P33"/>
      <text:p text:style-name="P20">12) 10100010<text:span text:style-name="T14">фиб</text:span><text:span text:style-name="T15">=x</text:span><text:span text:style-name="T14">10</text:span></text:p>
      <text:p text:style-name="P32">числа Фибоначчи: 1, 2, 3, 4, 8, 13, 21, 34</text:p>
      <text:p text:style-name="P32">34 + 13 + 2 = 49</text:p>
      <text:p text:style-name="P32">=&gt; <text:span text:style-name="T27">10100010</text:span><text:span text:style-name="T20">фиб</text:span><text:span text:style-name="T21">=</text:span><text:span text:style-name="T15">49</text:span><text:span text:style-name="T20">10</text:span></text:p>
      <text:p text:style-name="P20"/>
      <text:p text:style-name="P34"><text:span text:style-name="T27">13) 1000001.000001</text:span><text:span text:style-name="T20">берг</text:span><text:span text:style-name="T21">=x</text:span><text:span text:style-name="T20">10</text:span></text:p>
      <text:p text:style-name="P35"><text:span text:style-name="T40">φ</text:span><text:span text:style-name="T41">0</text:span><text:span text:style-name="T40"> = 1</text:span></text:p>
      <text:p text:style-name="P36"><text:span text:style-name="T42">φ</text:span><text:span text:style-name="T43">6</text:span><text:span text:style-name="T44"> = </text:span>17,9442719...</text:p>
      <text:p text:style-name="P36">φ<text:span text:style-name="T22">-</text:span><text:span text:style-name="T43">6</text:span><text:span text:style-name="T44"> = </text:span>0,0557280...</text:p>
      <text:p text:style-name="P36">φ<text:span text:style-name="T22">6</text:span><text:span text:style-name="T15"> </text:span><text:span text:style-name="T44">+ 1 + φ</text:span><text:span text:style-name="T43">-6</text:span><text:span text:style-name="T44"> = 17,9442719 + </text:span><text:span text:style-name="T45">1 + 0,0557280 = 19</text:span><text:span text:style-name="T46">10</text:span></text:p>
      <text:p text:style-name="P37">=&gt; <text:span text:style-name="T27">1000001.000001</text:span><text:span text:style-name="T20">берг</text:span><text:span text:style-name="T21">=</text:span><text:span text:style-name="T15">19</text:span><text:span text:style-name="T20">10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38" text:outline-level="2"><text:soft-page-break/>Дополнительное задание №1</text:h>
      <text:p text:style-name="P39"/>
      <text:p text:style-name="P39"/>
      <text:p text:style-name="P39"/>
      <text:h text:style-name="P40" text:outline-level="2"/>
      <text:h text:style-name="P40" text:outline-level="2">Выводы по работе</text:h>
      <text:p text:style-name="P41"/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true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chapter">
      <style:paragraph-properties fo:margin-left="0.0071in" fo:margin-top="0in" fo:margin-bottom="0in" style:contextual-spacing="false" fo:line-height="107%" fo:text-align="start" style:justify-single-word="false" fo:keep-together="always" fo:orphans="2" fo:widows="2" fo:hyphenation-ladder-count="no-limit" fo:hyphenation-keep="page" loext:hyphenation-keep-type="column" loext:hyphenation-keep-line="false" fo:text-indent="-0.0071in" style:auto-text-indent="false" fo:keep-with-next="always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fo:font-weight="bold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Mangal" style:font-family-complex="Mangal" style:font-family-generic-complex="system" style:font-pitch-complex="variable" style:font-size-complex="10.5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7%" fo:text-align="start" style:justify-single-word="false" fo:orphans="2" fo:widows="2" fo:hyphenation-ladder-count="no-limit" fo:hyphenation-keep="auto" loext:hyphenation-keep-type="column" loext:hyphenation-keep-line="false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F" style:font-family-generic-asian="system" style:font-pitch-asian="variable" style:font-size-asian="16pt" style:font-weight-asian="normal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fo:hyphenation-keep="page" loext:hyphenation-keep-type="column" loext:hyphenation-keep-line="false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line-height="108%" fo:hyphenation-ladder-count="no-limit" fo:hyphenation-keep="page" loext:hyphenation-keep-type="column" loext:hyphenation-keep-line="false" style:vertical-align="auto"/>
      <style:text-properties style:font-name="Calibri" fo:font-family="Calibri" style:font-family-generic="roman" style:font-pitch="variable" fo:font-size="11pt" style:letter-kerning="false" style:font-name-asian="F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 fo:line-height="108%" fo:hyphenation-ladder-count="no-limit" fo:hyphenation-keep="page" loext:hyphenation-keep-type="column" loext:hyphenation-keep-line="false" style:vertical-align="auto"/>
      <style:text-properties style:font-name="Calibri" fo:font-family="Calibri" style:font-family-generic="roman" style:font-pitch="variable" fo:font-size="11pt" style:letter-kerning="false" style:font-name-asian="F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F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>
        <loext:char-complex-color loext:theme-type="dark1" loext:color-type="theme">
          <loext:transformation loext:type="tint" loext:value="352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F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>
        <loext:char-complex-color loext:theme-type="dark1" loext:color-type="theme">
          <loext:transformation loext:type="tint" loext:value="352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Mangal" style:font-family-complex="Mangal" style:font-family-generic-complex="system" style:font-pitch-complex="variable" style:font-size-complex="10.5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21T12:45:00</meta:creation-date>
    <meta:initial-creator>Dima Ledentsov</meta:initial-creator>
    <dc:language>en-US</dc:language>
    <meta:print-date>2021-09-20T22:50:00</meta:print-date>
    <dc:date>2025-09-22T20:40:29.291185650</dc:date>
    <meta:editing-cycles>14</meta:editing-cycles>
    <meta:editing-duration>P1DT16H52M29S</meta:editing-duration>
    <meta:generator>LibreOffice/25.8.0.4$Linux_X86_64 LibreOffice_project/76c8bb1222087c1edc51442e9834659d192f1b6f</meta:generator>
    <meta:document-statistic meta:table-count="0" meta:image-count="0" meta:object-count="0" meta:page-count="5" meta:paragraph-count="89" meta:word-count="559" meta:character-count="2438" meta:non-whitespace-character-count="1965"/>
    <meta:user-defined meta:name="AppVersion">15.0000</meta:user-defined>
    <meta:template xlink:type="simple" xlink:actuate="onRequest" xlink:title="Normal.dotm" xlink:href=""/>
  </office:meta>
</office:document-meta>
</file>